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e4f3" officeooo:paragraph-rsid="001fe4f3"/>
    </style:style>
    <style:style style:name="P2" style:family="paragraph" style:parent-style-name="Standard" style:list-style-name="L1">
      <style:text-properties officeooo:rsid="001fe4f3" officeooo:paragraph-rsid="001fe4f3"/>
    </style:style>
    <style:style style:name="P3" style:family="paragraph" style:parent-style-name="Standard">
      <style:text-properties officeooo:rsid="001fe4f3" officeooo:paragraph-rsid="00211b4c"/>
    </style:style>
    <style:style style:name="P4" style:family="paragraph" style:parent-style-name="Standard" style:list-style-name="L1">
      <style:text-properties officeooo:rsid="00202027" officeooo:paragraph-rsid="00202027"/>
    </style:style>
    <style:style style:name="P5" style:family="paragraph" style:parent-style-name="Standard">
      <style:text-properties officeooo:rsid="00202027" officeooo:paragraph-rsid="00202027"/>
    </style:style>
    <style:style style:name="P6" style:family="paragraph" style:parent-style-name="Standard" style:list-style-name="L2">
      <style:text-properties officeooo:rsid="00202027" officeooo:paragraph-rsid="00202027"/>
    </style:style>
    <style:style style:name="P7" style:family="paragraph" style:parent-style-name="Standard" style:list-style-name="L3">
      <style:text-properties officeooo:rsid="00202027" officeooo:paragraph-rsid="00202027"/>
    </style:style>
    <style:style style:name="P8" style:family="paragraph" style:parent-style-name="Standard" style:list-style-name="L3">
      <style:text-properties officeooo:rsid="00211b4c" officeooo:paragraph-rsid="00211b4c"/>
    </style:style>
    <style:style style:name="P9" style:family="paragraph" style:parent-style-name="Standard">
      <style:text-properties fo:font-weight="bold" officeooo:rsid="00202027" officeooo:paragraph-rsid="00202027" style:font-weight-asian="bold" style:font-weight-complex="bold"/>
    </style:style>
    <style:style style:name="P10" style:family="paragraph" style:parent-style-name="Standard">
      <style:text-properties fo:font-weight="bold" officeooo:rsid="001fe4f3" officeooo:paragraph-rsid="001fe4f3" style:font-weight-asian="bold" style:font-weight-complex="bold"/>
    </style:style>
    <style:style style:name="P11" style:family="paragraph" style:parent-style-name="Standard">
      <style:text-properties fo:font-weight="bold" officeooo:rsid="0029b3ab" officeooo:paragraph-rsid="0029b3ab" style:font-weight-asian="bold" style:font-weight-complex="bold"/>
    </style:style>
    <style:style style:name="P12" style:family="paragraph" style:parent-style-name="Standard">
      <style:text-properties fo:font-weight="bold" officeooo:rsid="002b45e6" officeooo:paragraph-rsid="002b45e6" style:font-weight-asian="bold" style:font-weight-complex="bold"/>
    </style:style>
    <style:style style:name="P13" style:family="paragraph" style:parent-style-name="Standard">
      <style:text-properties fo:font-weight="bold" officeooo:rsid="002d1f28" officeooo:paragraph-rsid="002d1f28" style:font-weight-asian="bold" style:font-weight-complex="bold"/>
    </style:style>
    <style:style style:name="P14" style:family="paragraph" style:parent-style-name="Standard" style:list-style-name="L2">
      <style:text-properties officeooo:rsid="00229cac" officeooo:paragraph-rsid="00229cac"/>
    </style:style>
    <style:style style:name="P15" style:family="paragraph" style:parent-style-name="Standard">
      <style:text-properties officeooo:rsid="00229cac" officeooo:paragraph-rsid="00229cac"/>
    </style:style>
    <style:style style:name="P16" style:family="paragraph" style:parent-style-name="Standard">
      <style:text-properties officeooo:rsid="0027697b" officeooo:paragraph-rsid="0027697b"/>
    </style:style>
    <style:style style:name="P17" style:family="paragraph" style:parent-style-name="Standard">
      <style:paragraph-properties fo:break-before="page"/>
      <style:text-properties officeooo:rsid="0027697b" officeooo:paragraph-rsid="0027697b"/>
    </style:style>
    <style:style style:name="P18" style:family="paragraph" style:parent-style-name="Standard" style:list-style-name="L1">
      <style:text-properties officeooo:rsid="0029361c" officeooo:paragraph-rsid="0027697b"/>
    </style:style>
    <style:style style:name="P19" style:family="paragraph" style:parent-style-name="Standard">
      <style:text-properties officeooo:rsid="0029b3ab" officeooo:paragraph-rsid="0029b3ab"/>
    </style:style>
    <style:style style:name="P20" style:family="paragraph" style:parent-style-name="Standard">
      <style:text-properties officeooo:rsid="002a23d9" officeooo:paragraph-rsid="002a23d9"/>
    </style:style>
    <style:style style:name="P21" style:family="paragraph" style:parent-style-name="Standard" style:list-style-name="L4">
      <style:text-properties officeooo:rsid="002a23d9" officeooo:paragraph-rsid="002a23d9"/>
    </style:style>
    <style:style style:name="P22" style:family="paragraph" style:parent-style-name="Standard" style:list-style-name="L4">
      <style:text-properties officeooo:rsid="002aebf2" officeooo:paragraph-rsid="002aebf2"/>
    </style:style>
    <style:style style:name="P23" style:family="paragraph" style:parent-style-name="Standard" style:list-style-name="L4">
      <style:text-properties officeooo:rsid="002d1f28" officeooo:paragraph-rsid="002d1f28"/>
    </style:style>
    <style:style style:name="P24" style:family="paragraph">
      <style:paragraph-properties fo:text-align="center"/>
    </style:style>
    <style:style style:name="P25" style:family="paragraph">
      <loext:graphic-properties draw:fill-color="#333333"/>
      <style:paragraph-properties fo:text-align="center"/>
      <style:text-properties fo:color="#ffffff" loext:opacity="100%"/>
    </style:style>
    <style:style style:name="P26" style:family="paragraph">
      <style:paragraph-properties fo:text-align="center"/>
      <style:text-properties fo:font-size="12pt"/>
    </style:style>
    <style:style style:name="P27" style:family="paragraph">
      <loext:graphic-properties draw:fill-color="#333333"/>
      <style:paragraph-properties fo:text-align="center"/>
      <style:text-properties fo:color="#ffffff" loext:opacity="100%" fo:font-size="12pt"/>
    </style:style>
    <style:style style:name="P28" style:family="paragraph">
      <loext:graphic-properties draw:fill-color="#ff6d6d"/>
    </style:style>
    <style:style style:name="P29" style:family="paragraph">
      <loext:graphic-properties draw:fill-color="#81aca6"/>
    </style:style>
    <style:style style:name="T1" style:family="text">
      <style:text-properties officeooo:rsid="002aebf2"/>
    </style:style>
    <style:style style:name="T2" style:family="text">
      <style:text-properties officeooo:rsid="002b45e6"/>
    </style:style>
    <style:style style:name="T3" style:family="text">
      <style:text-properties fo:color="#ffffff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333333" draw:textarea-horizontal-align="justify" draw:textarea-vertical-align="middle" draw:auto-grow-height="false" fo:min-height="0.2283in" fo:min-width="0.22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333333" draw:textarea-horizontal-align="justify" draw:textarea-vertical-align="middle" draw:auto-grow-height="false" fo:min-height="0.7465in" fo:min-width="0.642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6d6d" draw:textarea-horizontal-align="justify" draw:textarea-vertical-align="middle" draw:auto-grow-height="false" fo:min-height="0.7457in" fo:min-width="0.6425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81aca6" draw:textarea-horizontal-align="justify" draw:textarea-vertical-align="middle" draw:auto-grow-height="false" fo:min-height="0.2902in" fo:min-width="0.724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398in" fo:min-width="4.0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tes from Client Meeting </text:h>
      <text:p text:style-name="P3">(sorry for asking so many questions)</text:p>
      <text:p text:style-name="P1"/>
      <text:p text:style-name="P9">Basic</text:p>
      <text:list text:style-name="L2">
        <text:list-item>
          <text:p text:style-name="P6">Create/Start/Join game</text:p>
        </text:list-item>
        <text:list-item>
          <text:p text:style-name="P14">Make accounts</text:p>
        </text:list-item>
        <text:list-item>
          <text:p text:style-name="P6">virtual waiting room</text:p>
        </text:list-item>
        <text:list-item>
          <text:p text:style-name="P6">games can have passwords, players can request to join a game, host can let them in</text:p>
        </text:list-item>
        <text:list-item>
          <text:p text:style-name="P6">Making bets before game with virtual currency, I guess on who’s gonna win? </text:p>
        </text:list-item>
        <text:list-item>
          <text:p text:style-name="P6">Ad space, not too much to make the game unplayable</text:p>
        </text:list-item>
        <text:list-item>
          <text:p text:style-name="P6">Send messages (like emails) to players outside of the game</text:p>
        </text:list-item>
        <text:list-item>
          <text:p text:style-name="P6">Make reports to admins</text:p>
        </text:list-item>
        <text:list-item>
          <text:p text:style-name="P6">Bots (with difficulty if possible?)</text:p>
        </text:list-item>
        <text:list-item>
          <text:p text:style-name="P6">Put XYZ Enterprises logo somewhere on the homepage</text:p>
        </text:list-item>
      </text:list>
      <text:p text:style-name="P5"/>
      <text:p text:style-name="P9">Accounts</text:p>
      <text:list text:continue-numbering="true" text:style-name="L2">
        <text:list-item>
          <text:p text:style-name="P6">Username</text:p>
        </text:list-item>
        <text:list-item>
          <text:p text:style-name="P6">Password</text:p>
        </text:list-item>
        <text:list-item>
          <text:p text:style-name="P6">First/Last name</text:p>
        </text:list-item>
        <text:list-item>
          <text:p text:style-name="P6">Address</text:p>
        </text:list-item>
        <text:list-item>
          <text:p text:style-name="P6">Virtual Currency</text:p>
        </text:list-item>
        <text:list-item>
          <text:p text:style-name="P6">List of games played</text:p>
          <text:list>
            <text:list-item>
              <text:p text:style-name="P6">people/accounts played with</text:p>
            </text:list-item>
            <text:list-item>
              <text:p text:style-name="P6">won/lost</text:p>
            </text:list-item>
            <text:list-item>
              <text:p text:style-name="P6">bets</text:p>
            </text:list-item>
          </text:list>
        </text:list-item>
      </text:list>
      <text:p text:style-name="P5"/>
      <text:p text:style-name="P9">Admin Accounts</text:p>
      <text:list text:style-name="L3">
        <text:list-item>
          <text:p text:style-name="P7">For site admins</text:p>
        </text:list-item>
        <text:list-item>
          <text:p text:style-name="P7">2-3 people overseeing games, monitoring cheating</text:p>
        </text:list-item>
        <text:list-item>
          <text:p text:style-name="P7">Reset passwords</text:p>
        </text:list-item>
        <text:list-item>
          <text:p text:style-name="P7">kick, ban, pull users</text:p>
        </text:list-item>
        <text:list-item>
          <text:p text:style-name="P8">See reports</text:p>
        </text:list-item>
      </text:list>
      <text:p text:style-name="P1"/>
      <text:h text:style-name="Heading_20_3" text:outline-level="3">Imagined Website Layout</text:h>
      <text:p text:style-name="P5"/>
      <text:p text:style-name="P10">Homepage</text:p>
      <text:p text:style-name="P1"><draw:custom-shape text:anchor-type="paragraph" draw:z-index="0" draw:name="Shape 1" draw:style-name="gr5" svg:width="4.028in" svg:height="2.2398in" svg:x="2.8693in" svg:y="0.1764in"><text:p>XYZ Enterprises</text:p><text:p/><text:p/><text:p/><text:p/><text:p/><text:p/><text:p/><text:p/><text:p/><text:p/><draw:enhanced-geometry svg:viewBox="0 0 21600 21600" draw:type="rectangle" draw:enhanced-path="M 0 0 L 21600 0 21600 21600 0 21600 0 0 Z N"/></draw:custom-shape></text:p>
      <text:p text:style-name="P15"><draw:custom-shape text:anchor-type="paragraph" draw:z-index="4" draw:name="Shape 5" draw:style-name="gr3" draw:text-style-name="P28" svg:width="0.6425in" svg:height="0.7461in" draw:transform="rotate (0.426034870411816) translate (3.97638888888889in 0.438194444444444in)"><text:p/><draw:enhanced-geometry svg:viewBox="0 0 21600 21600" draw:type="rectangle" draw:enhanced-path="M 0 0 L 21600 0 21600 21600 0 21600 0 0 Z N"/></draw:custom-shape><draw:custom-shape text:anchor-type="paragraph" draw:z-index="5" draw:name="Shape 6" draw:style-name="gr3" draw:text-style-name="P28" svg:width="0.6425in" svg:height="0.7461in" draw:transform="rotate (-0.358839694210034) translate (5.12986111111111in 0.183333333333333in)"><text:p/><draw:enhanced-geometry svg:viewBox="0 0 21600 21600" draw:type="rectangle" draw:enhanced-path="M 0 0 L 21600 0 21600 21600 0 21600 0 0 Z N"/></draw:custom-shape><draw:custom-shape text:anchor-type="paragraph" draw:z-index="6" draw:name="Shape 7" draw:style-name="gr2" draw:text-style-name="P27" svg:width="0.6433in" svg:height="0.7469in" draw:transform="rotate (-0.00383972435438842) translate (4.53680555555556in 0.104166666666667in)"><text:p text:style-name="P26"><text:span text:style-name="T3">8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 8" draw:style-name="gr1" draw:text-style-name="P25" svg:width="0.3217in" svg:height="0.3217in" svg:x="6.3846in" svg:y="0.1327in"><text:p text:style-name="P24"><text:span text:style-name="T3">Accoun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Main Options</text:p>
      <text:list text:style-name="L1">
        <text:list-item>
          <text:p text:style-name="P2">Create Game</text:p>
        </text:list-item>
        <text:list-item>
          <text:p text:style-name="P2">Join Game</text:p>
        </text:list-item>
        <text:list-item>
          <text:p text:style-name="P2">Tutorial Game</text:p>
        </text:list-item>
      </text:list>
      <text:p text:style-name="P20">Other options</text:p>
      <text:list text:continue-numbering="true" text:style-name="L1">
        <text:list-item>
          <text:p text:style-name="P4">Account</text:p>
        </text:list-item>
        <text:list-item>
          <text:p text:style-name="P18">Ads</text:p>
        </text:list-item>
      </text:list>
      <text:p text:style-name="P16"><draw:custom-shape text:anchor-type="paragraph" draw:z-index="1" draw:name="Shape 2" draw:style-name="gr4" draw:text-style-name="P29" svg:width="0.7551in" svg:height="0.3213in" svg:x="3.3555in" svg:y="0.0291in"><text:p>Create Ga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4" draw:text-style-name="P29" svg:width="0.7551in" svg:height="0.3213in" svg:x="4.4319in" svg:y="0.0118in"><text:p>Join Ga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4" draw:style-name="gr4" draw:text-style-name="P29" svg:width="0.7551in" svg:height="0.3213in" svg:x="5.439in" svg:y="0.0465in"><text:p>Tutoria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/>
      <text:p text:style-name="P11">Create Game Page</text:p>
      <text:list text:style-name="L4">
        <text:list-item>
          <text:p text:style-name="P21">Game settings</text:p>
          <text:list>
            <text:list-item>
              <text:p text:style-name="P21">Private game/Public Game (password if private)</text:p>
            </text:list-item>
          </text:list>
        </text:list-item>
        <text:list-item>
          <text:p text:style-name="P21">Players/Bots</text:p>
          <text:list>
            <text:list-item>
              <text:p text:style-name="P22">Allow players in</text:p>
            </text:list-item>
            <text:list-item>
              <text:p text:style-name="P23">Bot difficulty settings</text:p>
            </text:list-item>
          </text:list>
        </text:list-item>
        <text:list-item>
          <text:p text:style-name="P21">Start <text:span text:style-name="T1">Game/Betting</text:span></text:p>
        </text:list-item>
      </text:list>
      <text:p text:style-name="P20"/>
      <text:p text:style-name="P12">Betting Page?</text:p>
      <text:p text:style-name="P19"/>
      <text:p text:style-name="P11">Join Game Page</text:p>
      <text:p text:style-name="P19"/>
      <text:p text:style-name="P11">Account Page/<text:span text:style-name="T2">Account Settings Page</text:span></text:p>
      <text:p text:style-name="P19"/>
      <text:p text:style-name="P13">Game Pag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5:32:44.512769360</meta:creation-date>
    <dc:date>2024-09-19T17:14:18.916885524</dc:date>
    <meta:editing-duration>PT50M14S</meta:editing-duration>
    <meta:editing-cycles>14</meta:editing-cycles>
    <meta:generator>LibreOffice/24.2.5.2$Linux_X86_64 LibreOffice_project/420$Build-2</meta:generator>
    <meta:document-statistic meta:table-count="0" meta:image-count="0" meta:object-count="0" meta:page-count="2" meta:paragraph-count="49" meta:word-count="202" meta:character-count="1087" meta:non-whitespace-character-count="967"/>
  </office:meta>
</office:document-meta>
</file>